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8">
          <table:table-cell table:number-columns-repeated="9"/>
        </table:table-row>
        <table:table-row table:style-name="ro1" table:visibility="collapse" table:number-rows-repeated="9">
          <table:table-cell table:number-columns-repeated="9"/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00.00.00</text:date>, <text:time style:data-style-name="N2" text:time-value="17:28:39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0:13:53.703000000</meta:creation-date>
    <dc:date>2021-01-27T17:29:35.832000000</dc:date>
    <meta:editing-duration>PT3H8M58S</meta:editing-duration>
    <meta:editing-cycles>3</meta:editing-cycles>
    <meta:generator>LibreOfficeDev/7.2.0.0.alpha0$Windows_X86_64 LibreOffice_project/22a66b5b7a100a65ccbf135ece8ecfc9e32f6a88</meta:generator>
    <meta:document-statistic meta:table-count="1" meta:cell-count="4" meta:object-count="0"/>
  </office:meta>
</office:document-meta>
</file>